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4896in" table:align="left" style:writing-mode="lr-tb"/>
    </style:style>
    <style:style style:name="Table2.A" style:family="table-column">
      <style:table-column-properties style:column-width="3.2493in"/>
    </style:style>
    <style:style style:name="Table2.B" style:family="table-column">
      <style:table-column-properties style:column-width="3.2403in"/>
    </style:style>
    <style:style style:name="Table1" style:family="table">
      <style:table-properties style:width="6.4896in" table:align="right" style:writing-mode="lr-tb"/>
    </style:style>
    <style:style style:name="Table1.A" style:family="table-column">
      <style:table-column-properties style:column-width="2.1146in"/>
    </style:style>
    <style:style style:name="Table1.B" style:family="table-column">
      <style:table-column-properties style:column-width="4.3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text-properties fo:font-style="italic" style:font-style-asian="italic"/>
    </style:style>
    <style:style style:name="P2" style:family="paragraph" style:parent-style-name="Standard">
      <style:text-properties style:font-name="Times New Roman" fo:font-size="11pt" fo:language="en" fo:country="US" style:font-size-asian="11pt" style:language-asian="zxx" style:country-asian="none" style:font-size-complex="11pt" style:language-complex="ar" style:country-complex="SA"/>
    </style:style>
    <style:style style:name="P3" style:family="paragraph" style:parent-style-name="Standard">
      <style:paragraph-properties style:snap-to-layout-grid="false">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4" style:family="paragraph" style:parent-style-name="Standard">
      <style:paragraph-properties>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font-weight-complex="bold"/>
    </style:style>
    <style:style style:name="P5" style:family="paragraph" style:parent-style-name="Standard">
      <style:text-properties style:font-name="Times New Roman" fo:font-size="11pt" fo:language="en" fo:country="US" fo:font-weight="bold" style:font-size-asian="11pt" style:language-asian="zxx" style:country-asian="none" style:font-weight-asian="bold" style:font-size-complex="11pt" style:language-complex="ar" style:country-complex="SA"/>
    </style:style>
    <style:style style:name="P6" style:family="paragraph" style:parent-style-name="Standard">
      <style:paragraph-properties style:snap-to-layout-grid="false"/>
      <style:text-properties style:font-name="Times New Roman" fo:font-size="11pt" fo:language="en" fo:country="US" fo:font-weight="bold" style:font-size-asian="11pt" style:language-asian="zxx" style:country-asian="none" style:font-weight-asian="bold" style:font-size-complex="11pt" style:language-complex="ar" style:country-complex="SA"/>
    </style:style>
    <style:style style:name="P7" style:family="paragraph" style:parent-style-name="Standard">
      <style:text-properties style:font-name="Times New Roman" fo:font-size="12pt" fo:language="en" fo:country="US" fo:font-weight="bold" style:font-size-asian="12pt" style:language-asian="zxx" style:country-asian="none" style:font-weight-asian="bold" style:font-size-complex="12pt" style:language-complex="ar" style:country-complex="SA"/>
    </style:style>
    <style:style style:name="P8" style:family="paragraph" style:parent-style-name="Standard">
      <style:paragraph-properties style:snap-to-layout-grid="false"/>
      <style:text-properties style:font-name="Times New Roman" fo:font-size="12pt" fo:language="en" fo:country="US" fo:font-weight="bold" style:font-size-asian="12pt" style:language-asian="zxx" style:country-asian="none" style:font-weight-asian="bold" style:font-size-complex="12pt" style:language-complex="ar" style:country-complex="SA"/>
    </style:style>
    <style:style style:name="P9" style:family="paragraph" style:parent-style-name="Standard">
      <style:text-properties style:font-name="Times New Roman" fo:language="en" fo:country="US" style:language-asian="zxx" style:country-asian="none" style:language-complex="ar" style:country-complex="SA"/>
    </style:style>
    <style:style style:name="P10" style:family="paragraph" style:parent-style-name="Standard">
      <style:paragraph-properties fo:text-align="justify" style:justify-single-word="false">
        <style:tab-stops>
          <style:tab-stop style:position="0.5in"/>
          <style:tab-stop style:position="1in"/>
        </style:tab-stops>
      </style:paragraph-properties>
      <style:text-properties fo:font-size="11pt" style:font-size-asian="11pt" style:font-size-complex="11pt"/>
    </style:style>
    <style:style style:name="P11" style:family="paragraph" style:parent-style-name="Standard">
      <style:paragraph-properties fo:margin-left="-0.002in" fo:margin-right="-0.002in" fo:text-indent="0in" style:auto-text-indent="false" style:snap-to-layout-grid="false"/>
      <style:text-properties style:font-name="Times New Roman" fo:font-size="12pt" fo:language="en" fo:country="US" fo:font-weight="bold" style:font-size-asian="12pt" style:language-asian="zxx" style:country-asian="none" style:font-weight-asian="bold" style:font-size-complex="12pt" style:language-complex="ar" style:country-complex="SA" style:font-weight-complex="bold"/>
    </style:style>
    <style:style style:name="P12" style:family="paragraph" style:parent-style-name="Table_20_Contents">
      <style:paragraph-properties fo:text-align="end" style:justify-single-word="false"/>
      <style:text-properties style:font-name="Times New Roman" fo:language="en" fo:country="US" style:language-asian="zxx" style:country-asian="none" style:language-complex="ar" style:country-complex="SA"/>
    </style:style>
    <style:style style:name="P13" style:family="paragraph" style:parent-style-name="Table_20_Contents">
      <style:text-properties style:font-name="Times New Roman" fo:font-size="11pt" fo:language="en" fo:country="US" style:font-size-asian="11pt" style:language-asian="zxx" style:country-asian="none" style:font-size-complex="11pt" style:language-complex="ar" style:country-complex="SA"/>
    </style:style>
    <style:style style:name="P14" style:family="paragraph" style:parent-style-name="Standard">
      <style:paragraph-properties fo:margin-left="0.5in" fo:margin-right="0in" fo:text-indent="0in" style:auto-text-indent="false"/>
      <style:text-properties style:font-name="Times New Roman" fo:font-size="11pt" fo:language="en" fo:country="US" style:font-size-asian="11pt" style:language-asian="zxx" style:country-asian="none" style:font-size-complex="11pt" style:language-complex="ar" style:country-complex="SA"/>
    </style:style>
    <style:style style:name="P15" style:family="paragraph" style:parent-style-name="Standard">
      <style:paragraph-properties fo:margin-left="0.25in" fo:margin-right="0in" fo:text-align="justify" style:justify-single-word="false" fo:text-indent="0in" style:auto-text-indent="false" style:snap-to-layout-grid="false">
        <style:tab-stops>
          <style:tab-stop style:position="1.2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16" style:family="paragraph" style:parent-style-name="Standard" style:master-page-name="Standard">
      <style:paragraph-properties fo:text-align="center" style:justify-single-word="false" style:page-number="auto" fo:padding-left="0in" fo:padding-right="0in" fo:padding-top="0in" fo:padding-bottom="0.0138in" fo:border-left="none" fo:border-right="none" fo:border-top="none" fo:border-bottom="0.99pt solid #000000"/>
      <style:text-properties style:font-name="Times New Roman" fo:font-size="14pt" fo:language="en" fo:country="US" fo:font-style="normal" fo:font-weight="bold" style:font-size-asian="14pt" style:language-asian="zxx" style:country-asian="none" style:font-style-asian="normal" style:font-weight-asian="bold" style:font-size-complex="14pt" style:language-complex="ar" style:country-complex="SA" style:font-style-complex="normal" style:font-weight-complex="bold"/>
    </style:style>
    <style:style style:name="P17" style:family="paragraph" style:parent-style-name="Standard" style:list-style-name="WW8Num6">
      <style:paragraph-properties>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18" style:family="paragraph" style:parent-style-name="Standard" style:list-style-name="WW8Num6">
      <style:paragraph-properties style:snap-to-layout-grid="false">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19" style:family="paragraph" style:parent-style-name="Standard" style:list-style-name="WW8Num5">
      <style:paragraph-properties>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font-weight-complex="bold"/>
    </style:style>
    <style:style style:name="P20" style:family="paragraph" style:parent-style-name="Standard" style:list-style-name="WW8Num7">
      <style:paragraph-properties fo:text-align="justify" style:justify-single-word="false">
        <style:tab-stops>
          <style:tab-stop style:position="0.5in"/>
          <style:tab-stop style:position="1in"/>
        </style:tab-stops>
      </style:paragraph-properties>
      <style:text-properties style:font-name="Times New Roman" fo:font-size="11pt" fo:language="en" fo:country="US" style:font-size-asian="11pt" style:language-asian="zxx" style:country-asian="none" style:font-size-complex="11pt" style:language-complex="ar" style:country-complex="S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p text:style-name="P16">Matthew Alan Soucy</text:p>
      <table:table table:name="Table2" table:style-name="Table2">
        <table:table-column table:style-name="Table2.A"/>
        <table:table-column table:style-name="Table2.B"/>
        <table:table-row>
          <table:table-cell office:value-type="string">
            <text:p text:style-name="P13">03020 Nathaniel Rochester Hall</text:p>
          </table:table-cell>
          <table:table-cell office:value-type="string">
            <text:p text:style-name="P12">Phone number: (603) 204-1994</text:p>
            <text:p text:style-name="P12">mas5997@rit.edu</text:p>
          </table:table-cell>
        </table:table-row>
      </table:table>
      <text:p text:style-name="P9"/>
      <table:table table:name="Table1" table:style-name="Table1">
        <table:table-column table:style-name="Table1.A"/>
        <table:table-column table:style-name="Table1.B"/>
        <table:table-row table:style-name="Table1.1">
          <table:table-cell table:style-name="Table1.A1" office:value-type="string">
            <text:p text:style-name="P8">Objective</text:p>
          </table:table-cell>
          <table:table-cell table:style-name="Table1.A1" office:value-type="string">
            <text:p text:style-name="P3">To obtain employment on-campus at RIT</text:p>
          </table:table-cell>
        </table:table-row>
        <table:table-row table:style-name="Table1.1">
          <table:table-cell table:style-name="Table1.A1" office:value-type="string">
            <text:p text:style-name="P8">High School Education</text:p>
          </table:table-cell>
          <table:table-cell table:style-name="Table1.A1" office:value-type="string">
            <text:list xml:id="list31409602" text:style-name="WW8Num6">
              <text:list-item>
                <text:p text:style-name="P18">Merrimack High School</text:p>
              </text:list-item>
            </text:list>
            <text:p text:style-name="P14">GPA: 3.35 (out of 4.0)</text:p>
            <text:list xml:id="list31417176" text:continue-list="list31409602" text:style-name="WW8Num6">
              <text:list-item text:start-value="1">
                <text:p text:style-name="P17">Relevant coursework includes: Data Structures with C++, Independent Study in Game Design and Algorithms, AP Calculus AB, Physics, Chemistry</text:p>
              </text:list-item>
              <text:list-item>
                <text:p text:style-name="P17">Honors student</text:p>
              </text:list-item>
            </text:list>
          </table:table-cell>
        </table:table-row>
        <table:table-row table:style-name="Table1.1">
          <table:table-cell table:style-name="Table1.A1" table:number-columns-spanned="2" office:value-type="string">
            <text:p text:style-name="P11">Experience &amp; Past Employment</text:p>
          </table:table-cell>
          <table:covered-table-cell/>
        </table:table-row>
        <table:table-row table:style-name="Table1.1">
          <table:table-cell table:style-name="Table1.A1" office:value-type="string">
            <text:p text:style-name="P5">BAE Systems, Inc.</text:p>
            <text:p text:style-name="P2">Nashua, NH</text:p>
            <text:p text:style-name="P2">Position: Software Intern</text:p>
            <text:p text:style-name="P2">06/2011 – 09/2011</text:p>
          </table:table-cell>
          <table:table-cell table:style-name="Table1.A1" office:value-type="string">
            <text:list xml:id="list31401098" text:style-name="WW8Num5">
              <text:list-item>
                <text:p text:style-name="P19">Wrote code and managed programming environments for employees</text:p>
              </text:list-item>
            </text:list>
          </table:table-cell>
        </table:table-row>
        <table:table-row table:style-name="Table1.1">
          <table:table-cell table:style-name="Table1.A1" office:value-type="string">
            <text:p text:style-name="P5">FIRST Team 166</text:p>
            <text:p text:style-name="P2">Merrimack, NH</text:p>
            <text:p text:style-name="P2">Position: Software Member</text:p>
            <text:p text:style-name="P2">09/2007 – 06/2009</text:p>
            <text:p text:style-name="P2">Position: Software Lead</text:p>
            <text:p text:style-name="P2">06/2009 – 06/2011</text:p>
          </table:table-cell>
          <table:table-cell table:style-name="Table1.A1" office:value-type="string">
            <text:list xml:id="list31411957" text:continue-numbering="true" text:style-name="WW8Num5">
              <text:list-item>
                <text:p text:style-name="P19">Involved in writing code for the team's robot</text:p>
              </text:list-item>
              <text:list-item>
                <text:p text:style-name="P19">Experience moving heavy objects such as robots, battery boxes, and delicate equipment when preparing or setting up for competitions or demonstrations</text:p>
              </text:list-item>
              <text:list-item>
                <text:p text:style-name="P19">Recipient of the FIRST Dean's List Award from the BAE Systems Granite State Regional in March 2011. This is awarded to two students per regional event who are nominated by their teams, and recognizes leadership, technical expertise, and the ability to motivate fellow team members</text:p>
              </text:list-item>
            </text:list>
          </table:table-cell>
        </table:table-row>
        <table:table-row table:style-name="Table1.1">
          <table:table-cell table:style-name="Table1.A1" office:value-type="string">
            <text:p text:style-name="P5"/>
            <text:p text:style-name="P5">MHS Science Olympiad</text:p>
            <text:p text:style-name="P2">Merrimack, NH</text:p>
            <text:p text:style-name="P2">Position: Student</text:p>
            <text:p text:style-name="P2">2010 – 2011</text:p>
            <text:p text:style-name="P2"/>
          </table:table-cell>
          <table:table-cell table:style-name="Table1.A1" office:value-type="string">
            <text:p text:style-name="P4"/>
            <text:list xml:id="list31434781" text:continue-numbering="true" text:style-name="WW8Num5">
              <text:list-item>
                <text:p text:style-name="P19">New Hampshire State Champion team in 2010, personally winning one gold medal for “Write it, Do it”, a challenge judging teamwork and understanding of one's partner; a silver medal in “Bridge Building”; and a silver medal in “Mission Possible”, a Rube Goldberg machine contest</text:p>
              </text:list-item>
              <text:list-item>
                <text:p text:style-name="P19">New Hampshire State Champion team in 2011, personally winning one gold medal for “Write it, Do it”, a gold medal in “Sounds of Music”, a musical instrument competition; and a silver medal in “Sumo Bots”</text:p>
              </text:list-item>
              <text:list-item>
                <text:p text:style-name="P19">Traveled to Indianapolis for the Championship competition in 2010, and Madison, WI for the 2011 Championships</text:p>
              </text:list-item>
            </text:list>
          </table:table-cell>
        </table:table-row>
        <table:table-row table:style-name="Table1.1">
          <table:table-cell table:style-name="Table1.A1" office:value-type="string">
            <text:p text:style-name="P6"/>
            <text:p text:style-name="P7">Qualifications</text:p>
          </table:table-cell>
          <table:table-cell table:style-name="Table1.A1" office:value-type="string">
            <text:p text:style-name="P15"/>
            <text:list xml:id="list31412082" text:style-name="WW8Num7">
              <text:list-item>
                <text:p text:style-name="P20">Experience lifting heavy objects and sensitive equipment</text:p>
              </text:list-item>
              <text:list-item>
                <text:p text:style-name="P20">Experience with recording, mixing, and editing music</text:p>
              </text:list-item>
            </text:list>
          </table:table-cell>
        </table:table-row>
        <table:table-row table:style-name="Table1.1">
          <table:table-cell table:style-name="Table1.A1" office:value-type="string">
            <text:p text:style-name="P8"/>
            <text:p text:style-name="P8">Interests</text:p>
          </table:table-cell>
          <table:table-cell table:style-name="Table1.A1" office:value-type="string">
            <text:p text:style-name="P10"/>
            <text:list xml:id="list31420321" text:continue-numbering="true" text:style-name="WW8Num7">
              <text:list-item>
                <text:p text:style-name="P20">Performing arts – Music and Theater</text:p>
              </text:list-item>
              <text:list-item>
                <text:p text:style-name="P20">Programming</text:p>
              </text:list-item>
            </text:list>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tyle="italic" style:font-style-asian="itali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References provided upon reques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2</meta:generator>
    <dc:title>Resume for Matthew Soucy</dc:title>
    <meta:creation-date>2011-03-13T17:29:42.07</meta:creation-date>
    <meta:editing-cycles>75</meta:editing-cycles>
    <meta:editing-duration>PT5H9M37S</meta:editing-duration>
    <meta:initial-creator>Matt Soucy</meta:initial-creator>
    <dc:date>2011-09-04T11:29:41.44</dc:date>
    <dc:creator>Matt Soucy</dc:creator>
    <meta:keyword>resume</meta:keyword>
    <meta:document-statistic meta:table-count="2" meta:image-count="0" meta:object-count="0" meta:page-count="1" meta:paragraph-count="1" meta:word-count="311" meta:character-count="1965" meta:non-whitespace-character-count="1708"/>
    <meta:user-defined meta:name="Info 2">Based on original outline by Bruce Schaller- redesigned and automated by Elizabeth Bulla</meta:user-defined>
    <meta:user-defined meta:name="Info 3"/>
    <meta:user-defined meta:name="Info 4"/>
    <meta:user-defined meta:name="License">&lt;a href="http://templates.services.openoffice.org/bsd-license"&gt;BSD&lt;/a&gt; </meta:user-defined>
    <meta:template xlink:type="simple" xlink:actuate="onRequest" xlink:title="Clickable automated resume template" xlink:href="../../../../AppData/Roaming/OpenOffice.org/3/user/template/Resume%20Template.ott" meta:date="2011-03-13T17:29:41.71"/>
  </office:meta>
</office:document-meta>
</file>